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77]+[.H63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0">
            <text:p>0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0">
            <text:p>0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0">
            <text:p>0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0">
            <text:p>0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0">
            <text:p>0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0">
            <text:p>0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0">
            <text:p>0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0">
            <text:p>0</text:p>
          </table:table-cell>
          <table:table-cell office:value-type="float" office:value="8228">
            <text:p>82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-6276">
            <text:p>-6276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1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1:49:33.04</dc:date>
    <dc:creator>Bob Harper</dc:creator>
    <meta:editing-duration>P2DT11H18M30S</meta:editing-duration>
    <meta:editing-cycles>275</meta:editing-cycles>
    <meta:generator>OpenOffice/4.1.1$Win32 OpenOffice.org_project/411m6$Build-9775</meta:generator>
    <meta:document-statistic meta:table-count="18" meta:cell-count="10757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